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office:value-type="float" office:value="725.4" calcext:value-type="float">
            <text:p>725.4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1" table:formula="of:=[.G3]-[.E3]" office:value-type="float" office:value="63.6" calcext:value-type="float">
            <text:p>63.6</text:p>
          </table:table-cell>
          <table:table-cell table:style-name="ce1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3" office:value-type="float" office:value="0.000004024" calcext:value-type="float">
            <text:p>4.02E-006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I3]*[.B8]+[.B9]" office:value-type="float" office:value="0.2368168" calcext:value-type="float">
            <text:p>0.2368168</text:p>
          </table:table-cell>
          <table:table-cell table:formula="of:=[.C8]*[.I3]+[.J3]*[.B8]+[.C9]" office:value-type="float" office:value="0.002954660536" calcext:value-type="float">
            <text:p>0.002954660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20.039449853693" calcext:value-type="float">
            <text:p>320.0394498537</text:p>
          </table:table-cell>
          <table:table-cell table:formula="of:=([.G8]/[.F9]+[.F8]*[.G9]/[.F9]^2)*10^5" office:value-type="float" office:value="4.31567275526319" calcext:value-type="float">
            <text:p>4.315672755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F10]*37.75-39.59/COS(2.8798))" office:value-type="float" office:value="73.9961276987138" calcext:value-type="float">
            <text:p>73.9961276987</text:p>
          </table:table-cell>
          <table:table-cell table:formula="of:=[.G10]*37.75" office:value-type="float" office:value="0.0746064859042559" calcext:value-type="float">
            <text:p>0.0746064859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429.5+446.7)/2" office:value-type="float" office:value="438.1" calcext:value-type="float">
            <text:p>438.1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1" table:formula="of:=[.G15]-[.E15]" office:value-type="float" office:value="56.85" calcext:value-type="float">
            <text:p>56.85</text:p>
          </table:table-cell>
          <table:table-cell table:style-name="ce1" table:formula="of:=[.H15]+[.F15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I15]*[.B8]+[.B9]" office:value-type="float" office:value="0.2213728" calcext:value-type="float">
            <text:p>0.2213728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534.0010743535" calcext:value-type="float">
            <text:p>534.0010743535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 enxofre</text:p>
          </table:table-cell>
          <table:table-cell table:formula="of:=([.F22]*21.5-27.35/COS(2.8798))" office:value-type="float" office:value="41.4554971201153" calcext:value-type="float">
            <text:p>41.4554971201</text:p>
          </table:table-cell>
          <table:table-cell office:value-type="string" calcext:value-type="string">
            <text:p>ev/Angstr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13:23.485846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8:29:30.241047840</dc:date>
    <meta:generator>LibreOffice/4.2.8.2$Linux_X86_64 LibreOffice_project/420m0$Build-2</meta:generator>
    <meta:editing-duration>PT5H29M23S</meta:editing-duration>
    <meta:editing-cycles>36</meta:editing-cycles>
    <meta:document-statistic meta:table-count="2" meta:cell-count="63" meta:object-count="0"/>
  </office:meta>
</office:document-meta>
</file>